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1" fo:font-size="10pt" fo:language="es" fo:country="ES" officeooo:paragraph-rsid="00070e6e" style:font-size-asian="10pt" style:font-size-complex="10pt" style:text-scale="125%"/>
    </style:style>
    <style:style style:name="P2" style:family="paragraph" style:parent-style-name="Standard" style:master-page-name="">
      <style:paragraph-properties fo:margin-top="0cm" fo:margin-bottom="0.199cm" loext:contextual-spacing="false" fo:line-height="100%" fo:text-align="justify" style:justify-single-word="false" style:page-number="auto"/>
      <style:text-properties style:font-name="Arial1" fo:font-size="10pt" officeooo:paragraph-rsid="00070e6e" style:font-size-asian="10pt" style:font-size-complex="10pt" style:text-scale="125%"/>
    </style:style>
    <style:style style:name="P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1" officeooo:paragraph-rsid="00070e6e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es" fo:country="ES" fo:font-weight="bold" style:font-size-asian="10pt" style:font-weight-asian="bold" style:font-size-complex="10pt" style:font-weight-complex="bold" style:text-scale="125%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style:font-size-asian="10pt" style:font-size-complex="10pt" style:text-scale="125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01">
        <text:p text:style-name="P2"><text:span text:style-name="T2">LibreOffice</text:span><text:span text:style-name="T1"> es una poderosa suite de oficina; su interfaz limpia y sus potentes herramientas permiten dar rienda suelta a tu creatividad y hacer crecer tu productividad. LibreOffice incorpora varias aplicaciones que lo convierten en la más potente suite de oficina Libre y de Código Abierto del mercado: Writer, el procesador de textos, Calc, la hoja de cálculos, Impress, el editor de presentaciones, Draw, nuestra aplicación de dibujo y diagramas de flujo, Base, nuestra base de datos e interfaz con otras bases de datos, y Math para la edición de fórmulas matemática.</text:span></text:p>
        <text:p text:style-name="P1">Tus documentos tendrán un aspecto profesional y limpio, con independencia de su finalidad: una carta, una tesis de maestría, un folleto, informes financieros, presentaciones de marketing, dibujos técnicos y diagramas.</text:p>
        <text:p text:style-name="P3"><text:span text:style-name="T4">LibreOffice</text:span><text:span text:style-name="T6"> es compatible con muchos formatos de documento tales como Microsoft® Word, Excel, PowerPoint y Publisher. Pero LibreOffice va más allá al permitir utilizar un moderno estándar abierto, el formato OpenDocument (ODF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ourier New" svg:font-family="'Courier New'" style:font-family-generic="roman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01:34.370000000</meta:creation-date>
    <meta:generator>LibreOffice/5.3.2.2$Windows_X86_64 LibreOffice_project/6cd4f1ef626f15116896b1d8e1398b56da0d0ee1</meta:generator>
    <dc:date>2017-05-03T23:57:13.311000000</dc:date>
    <meta:editing-duration>PT6S</meta:editing-duration>
    <meta:editing-cycles>4</meta:editing-cycles>
    <meta:document-statistic meta:table-count="0" meta:image-count="0" meta:object-count="0" meta:page-count="1" meta:paragraph-count="3" meta:word-count="153" meta:character-count="1014" meta:non-whitespace-character-count="864"/>
  </office:meta>
</office:document-meta>
</file>